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3_12-27-11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3_16-45-54_000.jpg</text:p>
          </table:table-cell>
          <table:table-cell table:style-name="ce17" office:value-type="string">
            <text:p>:m RES 1-2*2 / free# JVEMV6 70#_40 / 70. CO2 / w:hydrierung;katalysatorscreening;,topic=~,other=~,think~,doc=r-15-3-2</text:p>
          </table:table-cell>
          <table:table-cell table:style-name="ce4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7" table:formula="of:=IF([.E3]=&quot;&quot;;[.C3];CONCATENATE([.C3];&quot; / &quot;;[.E3]))" office:value-type="string" office:string-value=":m RES 1-2*2 / free# JVEMV6 70#_40 / 70. CO2 / w:hydrierung;katalysatorscreening;,topic=~,other=~,think~,doc=r-15-3-2">
            <text:p>:m RES 1-2*2 / free# JVEMV6 70#_40 / 70. CO2 / w:hydrierung;katalysatorscreening;,topic=~,other=~,think~,doc=r-15-3-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3_19-18-26_000.jpg</text:p>
          </table:table-cell>
          <table:table-cell table:style-name="ce19" office:value-type="string">
            <text:p>:m :篠笛,shinobue 1*1 / session-memo / s.1: todays-melody,genr=~,for=~,key=~,tempo=80,R=1,i.f.=~ \\\ s.2: todays-melody,genr=~,for=kadenz,key=G,tempo=80,i.f.=~ \\\ s.3:prac,for=sec-2:kadenz,tempo=80 \\\ s.4: todays-melody,genr=~,for=打ち指,key=G,tempo=~,i.f.=~,other=sec-1に似ている,tempo=75,R=1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7" table:formula="of:=IF([.E4]=&quot;&quot;;[.C4];CONCATENATE([.C4];&quot; / &quot;;[.E4]))" office:value-type="string" office:string-value=":m :篠笛,shinobue 1*1 / session-memo / s.1: todays-melody,genr=~,for=~,key=~,tempo=80,R=1,i.f.=~ \\\ s.2: todays-melody,genr=~,for=kadenz,key=G,tempo=80,i.f.=~ \\\ s.3:prac,for=sec-2:kadenz,tempo=80 \\\ s.4: todays-melody,genr=~,for=打ち指,key=G,tempo=~,i.f.=~,other=sec-1に似ている,tempo=75,R=1">
            <text:p>:m :篠笛,shinobue 1*1 / session-memo / s.1: todays-melody,genr=~,for=~,key=~,tempo=80,R=1,i.f.=~ \\\ s.2: todays-melody,genr=~,for=kadenz,key=G,tempo=80,i.f.=~ \\\ s.3:prac,for=sec-2:kadenz,tempo=80 \\\ s.4: todays-melody,genr=~,for=打ち指,key=G,tempo=~,i.f.=~,other=sec-1に似ている,tempo=75,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3_20-57-55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4_04-27-50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9"/>
          <table:table-cell table:style-name="ce4"/>
          <table:table-cell table:style-name="ce4"/>
          <table:table-cell table:style-name="ce37" table:formula="of:=IF([.E6]=&quot;&quot;;[.C6];CONCATENATE([.C6];&quot; / &quot;;[.E6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4_04-27-57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7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1-04-14_09-38-33_000.jpg</text:p>
          </table:table-cell>
          <table:table-cell table:style-name="ce17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518676 E-139-34-48.995361</text:p>
          </table:table-cell>
          <table:table-cell table:style-name="ce37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4_09-39-02_000.jpg</text:p>
          </table:table-cell>
          <table:table-cell table:style-name="ce20" office:value-type="string">
            <text:p>:m :? 1*1 / topic=philosophy / content=儒教における種々の考え方：再解釈できないだろうか？ ||| :m :quote 1*1 / topic=philosophy;words / content=「尺壁を軽んじて寸陰を重んずる」</text:p>
          </table:table-cell>
          <table:table-cell table:style-name="ce19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7" table:formula="of:=IF([.E9]=&quot;&quot;;[.C9];CONCATENATE([.C9];&quot; / &quot;;[.E9]))" office:value-type="string" office:string-value=":m :? 1*1 / topic=philosophy / content=儒教における種々の考え方：再解釈できないだろうか？ ||| :m :quote 1*1 / topic=philosophy;words / content=「尺壁を軽んじて寸陰を重んずる」">
            <text:p>:m :? 1*1 / topic=philosophy / content=儒教における種々の考え方：再解釈できないだろうか？ ||| :m :quote 1*1 / topic=philosophy;words / content=「尺壁を軽んじて寸陰を重んずる」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14_09-39-13_000.jpg</text:p>
          </table:table-cell>
          <table:table-cell table:style-name="ce20" office:value-type="string">
            <text:p>:m :record 1*1 / topic=liquor / content=焼酎漬け：スペアミントとセージの混ぜ</text:p>
          </table:table-cell>
          <table:table-cell table:style-name="ce17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7" table:formula="of:=IF([.E10]=&quot;&quot;;[.C10];CONCATENATE([.C10];&quot; / &quot;;[.E10]))" office:value-type="string" office:string-value=":m :record 1*1 / topic=liquor / content=焼酎漬け：スペアミントとセージの混ぜ">
            <text:p>:m :record 1*1 / topic=liquor / content=焼酎漬け：スペアミントとセージの混ぜ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14_09-39-24_000.jpg</text:p>
          </table:table-cell>
          <table:table-cell table:style-name="ce20" office:value-type="string">
            <text:p>:m :? 1*1 / topic=book;解釈 / content=蕃山の、儒教解釈：何らかの思想に基づいているか？日本教か</text:p>
          </table:table-cell>
          <table:table-cell table:style-name="ce17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7" table:formula="of:=IF([.E11]=&quot;&quot;;[.C11];CONCATENATE([.C11];&quot; / &quot;;[.E11]))" office:value-type="string" office:string-value=":m :? 1*1 / topic=book;解釈 / content=蕃山の、儒教解釈：何らかの思想に基づいているか？日本教か">
            <text:p>:m :? 1*1 / topic=book;解釈 / content=蕃山の、儒教解釈：何らかの思想に基づいているか？日本教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14_09-39-35_000.jpg</text:p>
          </table:table-cell>
          <table:table-cell table:style-name="ce20" office:value-type="string">
            <text:p>:m :? 1*1 / topic=history:japanese;thoughts / content=妓王たちの死生観から、蕃山の、儒教に基づく死生観：どのような変化の途を？ ||| :tome/ (J*) / topic=やること / content=AI、logic,CO2：これしかない</text:p>
          </table:table-cell>
          <table:table-cell table:style-name="ce28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7" table:formula="of:=IF([.E12]=&quot;&quot;;[.C12];CONCATENATE([.C12];&quot; / &quot;;[.E12]))" office:value-type="string" office:string-value=":m :? 1*1 / topic=history:japanese;thoughts / content=妓王たちの死生観から、蕃山の、儒教に基づく死生観：どのような変化の途を？ ||| :tome/ (J*) / topic=やること / content=AI、logic,CO2：これしかない">
            <text:p>:m :? 1*1 / topic=history:japanese;thoughts / content=妓王たちの死生観から、蕃山の、儒教に基づく死生観：どのような変化の途を？ ||| :tome/ (J*) / topic=やること / content=AI、logic,CO2：これしかな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4-14_09-39-45_000.jpg</text:p>
          </table:table-cell>
          <table:table-cell table:style-name="ce8" office:value-type="string">
            <text:p>:m 1*1 RES / JVEMV6 64#101_?? / 『日本思想大系　３０　熊沢蕃山』 著者=~ / p.63 / w:~,topic:飢饉への備え / N~</text:p>
          </table:table-cell>
          <table:table-cell table:style-name="ce28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7" table:formula="of:=IF([.E13]=&quot;&quot;;[.C13];CONCATENATE([.C13];&quot; / &quot;;[.E13]))" office:value-type="string" office:string-value=":m 1*1 RES / JVEMV6 64#101_?? / 『日本思想大系　３０　熊沢蕃山』 著者=~ / p.63 / w:~,topic:飢饉への備え / N~">
            <text:p>:m 1*1 RES / JVEMV6 64#101_?? / 『日本思想大系　３０　熊沢蕃山』 著者=~ / p.63 / w:~,topic:飢饉への備え / N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3_18-50-28_000.mp4</text:p>
          </table:table-cell>
          <table:table-cell table:style-name="ce8" office:value-type="string">
            <text:p>:VIDEO / @自室 / 記録 / jap.flute / 演奏、play / f-2021-0413-1 / R=1</text:p>
          </table:table-cell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string" office:string-value=":VIDEO / @自室 / 記録 / jap.flute / 演奏、play / f-2021-0413-1 / R=1">
            <text:p>:VIDEO / @自室 / 記録 / jap.flute / 演奏、play / f-2021-0413-1 / 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3_23-17-35_000.mid</text:p>
          </table:table-cell>
          <table:table-cell table:style-name="ce8" office:value-type="string">
            <text:p>:in-mid / app=perfect-piano / 演奏、play / id-2021-0413-1 / category=melody,inst=~,for=~,genre=~</text:p>
          </table:table-cell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string" office:string-value=":in-mid / app=perfect-piano / 演奏、play / id-2021-0413-1 / category=melody,inst=~,for=~,genre=~">
            <text:p>:in-mid / app=perfect-piano / 演奏、play / id-2021-0413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2021/04/14</text:date>, <text:time>11:02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4T11:02:00.15</dc:date>
    <dc:creator>iwabuchi ken</dc:creator>
    <meta:editing-duration>P32DT15H56M39S</meta:editing-duration>
    <meta:editing-cycles>12133</meta:editing-cycles>
    <meta:document-statistic meta:table-count="1" meta:cell-count="357" meta:object-count="0"/>
  </office:meta>
</office:document-meta>
</file>